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0200000002000309F1C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-width="0.275cm" draw:marker-end="Arrow" draw:marker-end-width="0.227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275cm" draw:marker-end-width="0.275cm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draw:marker-start-width="0.275cm" draw:marker-end-width="0.275cm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svg:stroke-width="0.05cm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false" fo:min-height="0cm" fo:min-width="5.53cm"/>
    </style:style>
    <style:style style:name="gr12" style:family="graphic" style:parent-style-name="standard">
      <style:graphic-properties draw:stroke="dash" draw:stroke-dash="Fine_20_Dashed" svg:stroke-width="0.05cm" svg:stroke-color="#8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dash" draw:stroke-dash="Fine_20_Dashed" svg:stroke-width="0.05cm" svg:stroke-color="#00ff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dash" draw:stroke-dash="Fine_20_Dashed" svg:stroke-width="0.05cm" svg:stroke-color="#0000ff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stroke="dash" draw:stroke-dash="Fine_20_Dashed" svg:stroke-width="0.05cm" svg:stroke-color="#ff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stroke="dash" draw:stroke-dash="Fine_20_Dashed" svg:stroke-width="0.05cm" svg:stroke-color="#008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draw:stroke="dash" draw:stroke-dash="Fine_20_Dashed" svg:stroke-width="0.05cm" svg:stroke-color="#00ffff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svg:stroke-width="0.05cm" draw:marker-start-width="0.275cm" draw:marker-end="Arrow" draw:marker-end-width="0.375cm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dash" draw:stroke-dash="Fine_20_Dashed" svg:stroke-width="0.05cm" draw:marker-start-width="0.275cm" draw:marker-end-width="0.275cm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1.7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color="#800000" fo:font-size="12pt" style:font-size-asian="12pt" style:font-size-complex="12pt"/>
    </style:style>
    <style:style style:name="P6" style:family="paragraph">
      <style:text-properties fo:color="#00ff00" fo:font-size="12pt" style:font-size-asian="12pt" style:font-size-complex="12pt"/>
    </style:style>
    <style:style style:name="P7" style:family="paragraph">
      <style:text-properties fo:color="#0000ff" fo:font-size="12pt" style:font-size-asian="12pt" style:font-size-complex="12pt"/>
    </style:style>
    <style:style style:name="P8" style:family="paragraph">
      <style:text-properties fo:color="#ff0000" fo:font-size="12pt" style:font-size-asian="12pt" style:font-size-complex="12pt"/>
    </style:style>
    <style:style style:name="P9" style:family="paragraph">
      <style:text-properties fo:color="#008000" fo:font-size="12pt" style:font-size-asian="12pt" style:font-size-complex="12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text-properties fo:color="#00ffff" fo:font-size="12pt" style:font-size-asian="12pt" style:font-size-complex="12pt"/>
    </style:style>
    <style:style style:name="P12" style:family="paragraph">
      <style:text-properties fo:font-size="10pt" style:font-size-asian="10pt" style:font-size-complex="1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font-family="Symbol" style:font-pitch="variable" style:font-charset="x-symbol" fo:font-size="12pt" style:font-size-asian="12pt" style:font-size-complex="12pt"/>
    </style:style>
    <style:style style:name="T6" style:family="text">
      <style:text-properties fo:color="#800000" fo:font-size="12pt" style:font-size-asian="12pt" style:font-size-complex="12pt"/>
    </style:style>
    <style:style style:name="T7" style:family="text">
      <style:text-properties fo:color="#00ff00" fo:font-size="12pt" style:font-size-asian="12pt" style:font-size-complex="12pt"/>
    </style:style>
    <style:style style:name="T8" style:family="text">
      <style:text-properties fo:color="#0000ff" fo:font-size="12pt" style:font-size-asian="12pt" style:font-size-complex="12pt"/>
    </style:style>
    <style:style style:name="T9" style:family="text">
      <style:text-properties fo:color="#ff0000" fo:font-size="12pt" style:font-size-asian="12pt" style:font-size-complex="12pt"/>
    </style:style>
    <style:style style:name="T10" style:family="text">
      <style:text-properties fo:color="#008000" fo:font-size="12pt" style:font-size-asian="12pt" style:font-size-complex="12pt"/>
    </style:style>
    <style:style style:name="T11" style:family="text">
      <style:text-properties fo:color="#00ffff" fo:font-size="12pt" style:font-size-asian="12pt" style:font-size-complex="12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13cm" svg:height="0.889cm" svg:x="41.63cm" svg:y="40.2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id="id1" draw:layer="layout" svg:width="2.159cm" svg:height="1.21cm" svg:x="1cm" svg:y="6.856cm">
          <text:p text:style-name="P1"><text:span text:style-name="T1">Datacube</text:span></text:p>
          <text:p text:style-name="P1"><text:span text:style-name="T1">Or</text:span></text:p>
          <text:p text:style-name="P1"><text:span text:style-name="T1">R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3" draw:layer="layout" svg:width="2.159cm" svg:height="1.524cm" svg:x="1cm" svg:y="1.889cm">
          <text:p text:style-name="P1"><text:span text:style-name="T1">Stellar </text:span></text:p>
          <text:p text:style-name="P1"><text:span text:style-name="T1">Library;</text:span></text:p>
          <text:p text:style-name="P1"><text:span text:style-name="T1">Instrumental </text:span></text:p>
          <text:p text:style-name="P1"><text:span text:style-name="T1">FWHM</text:span></text:p>
          <draw:enhanced-geometry svg:viewBox="0 0 21600 21600" draw:path-stretchpoint-x="10800" draw:path-stretchpoint-y="10800" draw:text-areas="?f3 ?f4 ?f5 ?f6" draw:type="round-rectangle" draw:modifiers="4055.311973018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32" draw:layer="layout" svg:width="2.159cm" svg:height="1.778cm" svg:x="1.1cm" svg:y="14.434cm">
          <text:p text:style-name="P1"><text:span text:style-name="T2">Milky Way </text:span></text:p>
          <text:p text:style-name="P1"><text:span text:style-name="T2">Dust 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15" draw:layer="layout" svg:width="2.213cm" svg:height="1.778cm" svg:x="1.073cm" svg:y="12.054cm">
          <text:p text:style-name="P1"><text:span text:style-name="T2">Redshift</text:span></text:p>
          <text:p text:style-name="P1"><text:span text:style-name="T2">&amp; </text:span></text:p>
          <text:p text:style-name="P1"><text:span text:style-name="T2">velocity </text:span></text:p>
          <text:p text:style-name="P1"><text:span text:style-name="T2">disp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id="id6" draw:layer="layout" svg:width="2.543cm" svg:height="1.451cm" svg:x="8.19cm" svg:y="6.615cm">
          <text:p text:style-name="P1"><text:span text:style-name="T2">SPATIAL </text:span></text:p>
          <text:p text:style-name="P1"><text:span text:style-name="T2">BINNING</text:span></text:p>
          <text:p text:style-name="P1"><text:span text:style-name="T2">(mid S/N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7" draw:layer="layout" svg:width="2.533cm" svg:height="1.524cm" svg:x="8.2cm" svg:y="10.093cm">
          <text:p text:style-name="P1"><text:span text:style-name="T2">SPATIAL</text:span></text:p>
          <text:p text:style-name="P1"><text:span text:style-name="T2">BINNING</text:span></text:p>
          <text:p text:style-name="P1"><text:span text:style-name="T2">(high S/N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5" draw:layer="layout" svg:width="2.54cm" svg:height="1.662cm" svg:x="8.193cm" svg:y="3.18cm">
          <text:p text:style-name="P1"><text:span text:style-name="T2">SPATIAL </text:span></text:p>
          <text:p text:style-name="P1"><text:span text:style-name="T2">BINNING</text:span></text:p>
          <text:p text:style-name="P1"><text:span text:style-name="T2">(high S/N)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159cm" svg:y1="7.461cm" svg:x2="3.975cm" svg:y2="7.424cm" draw:start-shape="id1" draw:start-glue-point="1" draw:end-shape="id2" draw:end-glue-point="3" svg:d="m3159 7461h408v-37h408">
          <text:p/>
        </draw:connector>
        <draw:connector draw:style-name="gr5" draw:text-style-name="P1" draw:layer="layout" draw:line-skew="3.595cm" svg:x1="3.159cm" svg:y1="2.651cm" svg:x2="12.478cm" svg:y2="4.015cm" draw:start-shape="id3" draw:start-glue-point="1" draw:end-shape="id4" draw:end-glue-point="3" svg:d="m3159 2651h8255v1364h1064">
          <text:p/>
        </draw:connector>
        <draw:custom-shape draw:style-name="gr3" draw:text-style-name="P3" draw:id="id2" draw:layer="layout" svg:width="2.54cm" svg:height="1.047cm" svg:x="3.975cm" svg:y="6.901cm">
          <text:p text:style-name="P1"><text:span text:style-name="T2">READ </text:span></text:p>
          <text:p text:style-name="P1"><text:span text:style-name="T2">DATACUB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6.515cm" svg:y1="7.424cm" svg:x2="8.193cm" svg:y2="4.011cm" draw:start-shape="id2" draw:start-glue-point="1" draw:end-shape="id5" draw:end-glue-point="3" svg:d="m6515 7424h839v-3413h839">
          <text:p/>
        </draw:connector>
        <draw:connector draw:style-name="gr6" draw:text-style-name="P1" draw:layer="layout" svg:x1="6.515cm" svg:y1="7.424cm" svg:x2="8.19cm" svg:y2="7.34cm" draw:start-shape="id2" draw:start-glue-point="1" draw:end-shape="id6" draw:end-glue-point="3" svg:d="m6515 7424h837v-84h838">
          <text:p/>
        </draw:connector>
        <draw:connector draw:style-name="gr6" draw:text-style-name="P1" draw:layer="layout" svg:x1="6.515cm" svg:y1="7.424cm" svg:x2="8.2cm" svg:y2="10.855cm" draw:start-shape="id2" draw:start-glue-point="1" draw:end-shape="id7" draw:end-glue-point="3" svg:d="m6515 7424h842v3431h843">
          <text:p/>
        </draw:connector>
        <draw:custom-shape draw:style-name="gr3" draw:text-style-name="P3" draw:id="id4" draw:layer="layout" svg:width="2.804cm" svg:height="1.158cm" svg:x="12.478cm" svg:y="3.436cm">
          <text:p text:style-name="P1"><text:span text:style-name="T2">LOG REBIN,</text:span></text:p>
          <text:p text:style-name="P1"><text:span text:style-name="T2">BROADENING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733cm" svg:y1="4.011cm" svg:x2="12.478cm" svg:y2="4.015cm" draw:start-shape="id5" draw:start-glue-point="1" draw:end-shape="id4" draw:end-glue-point="3" svg:d="m10733 4011h873v4h872">
          <text:p/>
        </draw:connector>
        <draw:custom-shape draw:style-name="gr3" draw:text-style-name="P3" draw:id="id8" draw:layer="layout" svg:width="2.803cm" svg:height="1.149cm" svg:x="12.479cm" svg:y="6.815cm">
          <text:p text:style-name="P1"><text:span text:style-name="T2">LOG REBIN,</text:span></text:p>
          <text:p text:style-name="P1"><text:span text:style-name="T2">BROADENIN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9" draw:layer="layout" svg:width="2.803cm" svg:height="1.067cm" svg:x="12.479cm" svg:y="10.367cm">
          <text:p text:style-name="P1"><text:span text:style-name="T2">LOG REBIN,</text:span></text:p>
          <text:p text:style-name="P1"><text:span text:style-name="T2">BROADENING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733cm" svg:y1="7.34cm" svg:x2="12.479cm" svg:y2="7.389cm" draw:start-shape="id6" draw:start-glue-point="1" draw:end-shape="id8" draw:end-glue-point="3" svg:d="m10733 7340h872v49h874">
          <text:p/>
        </draw:connector>
        <draw:connector draw:style-name="gr6" draw:text-style-name="P1" draw:layer="layout" svg:x1="10.733cm" svg:y1="10.855cm" svg:x2="12.479cm" svg:y2="10.9cm" draw:start-shape="id7" draw:start-glue-point="1" draw:end-shape="id9" draw:end-glue-point="3" svg:d="m10733 10855h872v45h874">
          <text:p/>
        </draw:connector>
        <draw:connector draw:style-name="gr6" draw:text-style-name="P1" draw:layer="layout" draw:line-skew="3.849cm" svg:x1="3.159cm" svg:y1="2.651cm" svg:x2="12.479cm" svg:y2="7.389cm" draw:start-shape="id3" draw:start-glue-point="1" draw:end-shape="id8" draw:end-glue-point="3" svg:d="m3159 2651h8509v4738h811">
          <text:p/>
        </draw:connector>
        <draw:connector draw:style-name="gr6" draw:text-style-name="P1" draw:layer="layout" draw:line-skew="3.976cm" svg:x1="3.159cm" svg:y1="2.651cm" svg:x2="12.479cm" svg:y2="10.9cm" draw:start-shape="id3" draw:start-glue-point="1" draw:end-shape="id9" draw:end-glue-point="3" svg:d="m3159 2651h8636v8249h684">
          <text:p/>
        </draw:connector>
        <draw:custom-shape draw:style-name="gr3" draw:text-style-name="P3" draw:id="id10" draw:layer="layout" svg:width="2.832cm" svg:height="1.009cm" svg:x="18.983cm" svg:y="3.458cm">
          <text:p text:style-name="P1"><text:span text:style-name="T2">SPECTRAL </text:span></text:p>
          <text:p text:style-name="P1"><text:span text:style-name="T2">FITTING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5.282cm" svg:y1="4.015cm" svg:x2="18.983cm" svg:y2="3.962cm" draw:start-shape="id4" draw:start-glue-point="1" draw:end-shape="id10" draw:end-glue-point="3" svg:d="m15282 4015h1851v-53h1850">
          <text:p/>
        </draw:connector>
        <draw:custom-shape draw:style-name="gr3" draw:text-style-name="P3" draw:id="id11" draw:layer="layout" svg:width="2.54cm" svg:height="1.27cm" svg:x="23.587cm" svg:y="6.769cm">
          <text:p text:style-name="P1"><text:span text:style-name="T2">SPECTRAL </text:span></text:p>
          <text:p text:style-name="P1"><text:span text:style-name="T2">FITTING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5.282cm" svg:y1="7.389cm" svg:x2="23.587cm" svg:y2="7.404cm" draw:start-shape="id8" draw:start-glue-point="1" draw:end-shape="id11" draw:end-glue-point="3" svg:d="m15282 7389h4152v15h4153">
          <text:p/>
        </draw:connector>
        <draw:connector draw:style-name="gr6" draw:text-style-name="P1" draw:layer="layout" svg:x1="21.815cm" svg:y1="3.962cm" svg:x2="22.458cm" svg:y2="4.851cm" draw:start-shape="id10" draw:start-glue-point="1" draw:end-shape="id12" draw:end-glue-point="0" svg:d="m21815 3962h643v889">
          <text:p/>
        </draw:connector>
        <draw:custom-shape draw:style-name="gr3" draw:text-style-name="P3" draw:id="id21" draw:layer="layout" svg:width="2.623cm" svg:height="1.19cm" svg:x="27.603cm" svg:y="10.343cm">
          <text:p text:style-name="P1"><text:span text:style-name="T2">SPECTRAL </text:span></text:p>
          <text:p text:style-name="P1"><text:span text:style-name="T2">FITTING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6.127cm" svg:y1="7.404cm" svg:x2="26.887cm" svg:y2="8.38cm" draw:start-shape="id11" draw:start-glue-point="1" draw:end-shape="id13" draw:end-glue-point="0" svg:d="m26127 7404h760v976">
          <text:p/>
        </draw:connector>
        <draw:connector draw:style-name="gr7" draw:text-style-name="P1" draw:layer="layout" svg:x1="15.282cm" svg:y1="10.9cm" svg:x2="25.097cm" svg:y2="10.934cm" draw:start-shape="id9" draw:start-glue-point="1" draw:end-shape="id14" draw:end-glue-point="6" svg:d="m15282 10900h4919v34h4896">
          <text:p/>
        </draw:connector>
        <draw:connector draw:style-name="gr6" draw:text-style-name="P1" draw:layer="layout" svg:x1="3.286cm" svg:y1="12.943cm" svg:x2="16.112cm" svg:y2="12.908cm" draw:start-shape="id15" draw:start-glue-point="1" draw:end-shape="id16" draw:end-glue-point="3" svg:d="m3286 12943h6413v-35h6413">
          <text:p/>
        </draw:connector>
        <draw:custom-shape draw:style-name="gr8" draw:text-style-name="P1" draw:layer="layout" svg:width="0.127cm" svg:height="0.127cm" svg:x="7.286cm" svg:y="7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27cm" svg:height="0.127cm" svg:x="7.287cm" svg:y="7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id="id17" draw:layer="layout" svg:width="2.529cm" svg:height="1.651cm" svg:x="31.269cm" svg:y="4.283cm">
          <text:p text:style-name="P1"><text:span text:style-name="T2">MEASURE</text:span></text:p>
          <text:p text:style-name="P1"><text:span text:style-name="T2">ABS. LINE</text:span></text:p>
          <text:p text:style-name="P1"><text:span text:style-name="T2">INDICE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0.873cm" svg:x1="21.815cm" svg:y1="3.962cm" svg:x2="31.269cm" svg:y2="5.108cm" draw:start-shape="id10" draw:start-glue-point="1" draw:end-shape="id17" draw:end-glue-point="3" svg:d="m21815 3962h5600v1146h3854">
          <text:p/>
        </draw:connector>
        <draw:custom-shape draw:style-name="gr9" draw:text-style-name="P4" draw:id="id18" draw:layer="layout" svg:width="6.096cm" svg:height="1.024cm" svg:x="41.842cm" svg:y="4.548cm">
          <text:p text:style-name="P1"><text:span text:style-name="T3">Absorption line </text:span><text:span text:style-name="T4">strength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id="id19" draw:layer="layout" svg:width="6.096cm" svg:height="1.397cm" svg:x="41.797cm" svg:y="5.953cm">
          <text:p text:style-name="P1"><text:span text:style-name="T3">Stellar kinematics </text:span></text:p>
          <text:p text:style-name="P1"><text:span text:style-name="T3">(V,</text:span><text:span text:style-name="T5">s</text:span><text:span text:style-name="T3">,h3,h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line-skew="-3.342cm" svg:x1="33.798cm" svg:y1="5.108cm" svg:x2="41.842cm" svg:y2="5.06cm" draw:end-shape="id18" draw:end-glue-point="3" svg:d="m33798 5108h417v-48h7627">
          <text:p/>
        </draw:connector>
        <draw:connector draw:style-name="gr6" draw:text-style-name="P1" draw:layer="layout" svg:x1="26.127cm" svg:y1="7.404cm" svg:x2="41.797cm" svg:y2="6.651cm" draw:start-shape="id11" draw:start-glue-point="1" draw:end-shape="id19" draw:end-glue-point="3" svg:d="m26127 7404h7835v-753h7835">
          <text:p/>
        </draw:connector>
        <draw:custom-shape draw:style-name="gr9" draw:text-style-name="P4" draw:id="id36" draw:layer="layout" svg:width="6.096cm" svg:height="2.032cm" svg:x="41.894cm" svg:y="9.255cm">
          <text:p text:style-name="P1"><text:span text:style-name="T3">Emission line kinematics</text:span></text:p>
          <text:p text:style-name="P1"><text:span text:style-name="T3">Flux map of ems lines</text:span></text:p>
          <text:p text:style-name="P1"><text:span text:style-name="T3">Redde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id="id20" draw:layer="layout" svg:width="6.096cm" svg:height="1.411cm" svg:x="41.883cm" svg:y="2.256cm">
          <text:p text:style-name="P1"><text:span text:style-name="T3">Template fitting (SED)</text:span></text:p>
          <text:p text:style-name="P1"><text:span text:style-name="T3">Stellar weigh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line-skew="-2.782cm" svg:x1="21.815cm" svg:y1="3.962cm" svg:x2="41.883cm" svg:y2="2.961cm" draw:start-shape="id10" draw:start-glue-point="1" draw:end-shape="id20" draw:end-glue-point="3" svg:d="m21815 3962h7252v-1001h12816">
          <text:p/>
        </draw:connector>
        <draw:custom-shape draw:style-name="gr3" draw:text-style-name="P3" draw:id="id12" draw:layer="layout" svg:width="3.058cm" svg:height="1.583cm" svg:x="20.929cm" svg:y="4.851cm">
          <text:p text:style-name="P1"><text:span text:style-name="T2">CREATION OF</text:span></text:p>
          <text:p text:style-name="P1"><text:span text:style-name="T2">STARTING </text:span></text:p>
          <text:p text:style-name="P1"><text:span text:style-name="T2">GUESSE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2.458cm" svg:y1="6.434cm" svg:x2="23.587cm" svg:y2="7.404cm" draw:start-shape="id12" draw:start-glue-point="2" draw:end-shape="id11" draw:end-glue-point="3" svg:d="m22458 6434v970h1129">
          <text:p/>
        </draw:connector>
        <draw:custom-shape draw:style-name="gr3" draw:text-style-name="P3" draw:id="id13" draw:layer="layout" svg:width="2.737cm" svg:height="1.51cm" svg:x="25.519cm" svg:y="8.38cm">
          <text:p text:style-name="P1"><text:span text:style-name="T2">CREATION OF</text:span></text:p>
          <text:p text:style-name="P1"><text:span text:style-name="T2">STARTING</text:span></text:p>
          <text:p text:style-name="P1"><text:span text:style-name="T2">GUESSE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6.887cm" svg:y1="9.89cm" svg:x2="27.603cm" svg:y2="10.938cm" draw:start-shape="id13" draw:start-glue-point="2" draw:end-shape="id21" draw:end-glue-point="3" svg:d="m26887 9890v1048h716">
          <text:p/>
        </draw:connector>
        <draw:frame draw:style-name="gr10" draw:text-style-name="P5" draw:layer="layout" svg:width="2.297cm" svg:height="0.725cm" svg:x="4.115cm" svg:y="1.164cm">
          <draw:text-box>
            <text:p><text:span text:style-name="T6">BLOCK 1</text:span></text:p>
          </draw:text-box>
        </draw:frame>
        <draw:frame draw:style-name="gr10" draw:text-style-name="P6" draw:layer="layout" svg:width="2.297cm" svg:height="0.725cm" svg:x="8.063cm" svg:y="1.154cm">
          <draw:text-box>
            <text:p><text:span text:style-name="T7">BLOCK 2</text:span></text:p>
          </draw:text-box>
        </draw:frame>
        <draw:frame draw:style-name="gr10" draw:text-style-name="P7" draw:layer="layout" svg:width="2.297cm" svg:height="0.725cm" svg:x="12.296cm" svg:y="1.254cm">
          <draw:text-box>
            <text:p><text:span text:style-name="T8">BLOCK 3</text:span></text:p>
          </draw:text-box>
        </draw:frame>
        <draw:frame draw:style-name="gr10" draw:text-style-name="P8" draw:layer="layout" svg:width="2.297cm" svg:height="0.725cm" svg:x="21.615cm" svg:y="1.154cm">
          <draw:text-box>
            <text:p><text:span text:style-name="T9">BLOCK 4</text:span></text:p>
          </draw:text-box>
        </draw:frame>
        <draw:frame draw:style-name="gr10" draw:text-style-name="P9" draw:layer="layout" svg:width="2.297cm" svg:height="0.725cm" svg:x="31.449cm" svg:y="1.105cm">
          <draw:text-box>
            <text:p><text:span text:style-name="T10">BLOCK 5</text:span></text:p>
          </draw:text-box>
        </draw:frame>
        <draw:frame draw:style-name="gr11" draw:text-style-name="P10" draw:layer="layout" svg:width="6.858cm" svg:height="0.725cm" svg:x="41.386cm" svg:y="1.291cm">
          <draw:text-box>
            <text:p><text:span text:style-name="T3">HIGH LEVEL DATA PRODUCTS</text:span></text:p>
          </draw:text-box>
        </draw:frame>
        <draw:frame draw:style-name="gr10" draw:text-style-name="P10" draw:layer="layout" svg:width="2.056cm" svg:height="0.725cm" svg:x="1cm" svg:y="1.037cm">
          <draw:text-box>
            <text:p><text:span text:style-name="T3">INPUTS</text:span></text:p>
          </draw:text-box>
        </draw:frame>
        <draw:custom-shape draw:style-name="gr12" draw:text-style-name="P1" draw:layer="layout" svg:width="3.205cm" svg:height="18.696cm" svg:x="3.564cm" svg:y="1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11cm" svg:height="18.669cm" svg:x="7.05cm" svg:y="1.1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167cm" svg:height="18.684cm" svg:x="11.311cm" svg:y="1.12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4.859cm" svg:height="18.796cm" svg:x="15.732cm" svg:y="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484cm" svg:height="18.835cm" svg:x="30.886cm" svg:y="0.9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id="id22" draw:layer="layout" svg:width="2.717cm" svg:height="1.173cm" svg:x="37.518cm" svg:y="7.623cm">
          <text:p text:style-name="P1"><text:span text:style-name="T2">KINEMETRY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id="id23" draw:layer="layout" svg:width="6.096cm" svg:height="1.087cm" svg:x="41.844cm" svg:y="7.648cm">
          <text:p text:style-name="P1"><text:span text:style-name="T3">Stellar rotation cur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40.235cm" svg:y1="8.209cm" svg:x2="41.844cm" svg:y2="8.191cm" draw:start-shape="id22" draw:start-glue-point="1" draw:end-shape="id23" draw:end-glue-point="3" svg:d="m40235 8209h804v-18h805">
          <text:p/>
        </draw:connector>
        <draw:custom-shape draw:style-name="gr9" draw:text-style-name="P4" draw:id="id25" draw:layer="layout" svg:width="6.096cm" svg:height="1.067cm" svg:x="41.767cm" svg:y="11.609cm">
          <text:p text:style-name="P1"><text:span text:style-name="T3">Emission line rotation cur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id="id24" draw:layer="layout" svg:width="2.717cm" svg:height="1.182cm" svg:x="37.506cm" svg:y="11.57cm">
          <text:p text:style-name="P1"><text:span text:style-name="T2">KINEMETRY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40.223cm" svg:y1="12.161cm" svg:x2="41.767cm" svg:y2="12.142cm" draw:start-shape="id24" draw:start-glue-point="1" draw:end-shape="id25" draw:end-glue-point="3" svg:d="m40223 12161h771v-19h773">
          <text:p/>
        </draw:connector>
        <draw:connector draw:style-name="gr6" draw:text-style-name="P1" draw:layer="layout" svg:x1="35.012cm" svg:y1="6.777cm" svg:x2="37.518cm" svg:y2="8.209cm" draw:start-shape="id26" draw:start-glue-point="7" draw:end-shape="id22" draw:end-glue-point="3" svg:d="m35012 6777v1432h2506">
          <text:p/>
        </draw:connector>
        <draw:custom-shape draw:style-name="gr17" draw:text-style-name="P1" draw:layer="layout" svg:width="6.28cm" svg:height="18.796cm" svg:x="34.598cm" svg:y="1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2.297cm" svg:height="0.725cm" svg:x="35.279cm" svg:y="1.164cm">
          <draw:text-box>
            <text:p><text:span text:style-name="T11">BLOCK 6</text:span></text:p>
          </draw:text-box>
        </draw:frame>
        <draw:custom-shape draw:style-name="gr3" draw:text-style-name="P3" draw:id="id16" draw:layer="layout" svg:width="2.868cm" svg:height="1.329cm" svg:x="16.112cm" svg:y="12.244cm">
          <text:p text:style-name="P1"><text:span text:style-name="T2">CREATION OF</text:span></text:p>
          <text:p text:style-name="P1"><text:span text:style-name="T2">STARTING </text:span></text:p>
          <text:p text:style-name="P1"><text:span text:style-name="T2">GUESSE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.546cm" svg:y1="12.244cm" svg:x2="18.983cm" svg:y2="3.962cm" draw:start-shape="id16" draw:start-glue-point="0" draw:end-shape="id10" draw:end-glue-point="3" svg:d="m17546 12244v-8282h1437">
          <text:p/>
        </draw:connector>
        <draw:custom-shape draw:style-name="gr3" draw:text-style-name="P3" draw:id="id27" draw:layer="layout" svg:width="2.533cm" svg:height="1.143cm" svg:x="36.702cm" svg:y="13.188cm">
          <text:p text:style-name="P1"><text:span text:style-name="T2">RADIAL</text:span></text:p>
          <text:p text:style-name="P1"><text:span text:style-name="T2">BINNING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line-skew="2.754cm" svg:x1="28.256cm" svg:y1="9.135cm" svg:x2="36.702cm" svg:y2="13.759cm" draw:start-shape="id13" draw:start-glue-point="1" draw:end-shape="id27" draw:end-glue-point="3" svg:d="m28256 9135h6976v4624h1470">
          <text:p/>
        </draw:connector>
        <draw:custom-shape draw:style-name="gr3" draw:text-style-name="P3" draw:id="id28" draw:layer="layout" svg:width="2.67cm" svg:height="1.103cm" svg:x="36.587cm" svg:y="15.433cm">
          <text:p text:style-name="P1"><text:span text:style-name="T2">SPECTRAL </text:span></text:p>
          <text:p text:style-name="P1"><text:span text:style-name="T2">FITTIN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29" draw:layer="layout" svg:width="2.482cm" svg:height="1.698cm" svg:x="36.667cm" svg:y="17.867cm">
          <text:p text:style-name="P1"><text:span text:style-name="T2">MEASURE</text:span></text:p>
          <text:p text:style-name="P1"><text:span text:style-name="T2">ABS. LINE</text:span></text:p>
          <text:p text:style-name="P1"><text:span text:style-name="T2">INDICES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svg:x1="37.968cm" svg:y1="14.331cm" svg:x2="37.922cm" svg:y2="15.433cm" draw:start-shape="id27" draw:start-glue-point="2" draw:end-shape="id28" draw:end-glue-point="0" svg:d="m37968 14331v550h-46v552">
          <text:p/>
        </draw:connector>
        <draw:connector draw:style-name="gr18" draw:text-style-name="P1" draw:layer="layout" svg:x1="37.922cm" svg:y1="16.536cm" svg:x2="37.908cm" svg:y2="17.867cm" draw:start-shape="id28" draw:start-glue-point="2" draw:end-shape="id29" draw:end-glue-point="0" svg:d="m37922 16536v665h-14v666">
          <text:p/>
        </draw:connector>
        <draw:custom-shape draw:style-name="gr9" draw:text-style-name="P4" draw:id="id30" draw:layer="layout" svg:width="6.096cm" svg:height="1.403cm" svg:x="41.726cm" svg:y="14.414cm">
          <text:p text:style-name="P1"><text:span text:style-name="T3">Radial profile of </text:span></text:p>
          <text:p text:style-name="P1"><text:span text:style-name="T3">Stellar velocity disp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id="id31" draw:layer="layout" svg:width="6.096cm" svg:height="1.403cm" svg:x="41.726cm" svg:y="18.115cm">
          <text:p text:style-name="P1"><text:span text:style-name="T3">Radial profile of </text:span></text:p>
          <text:p text:style-name="P1"><text:span text:style-name="T3">Absorption line ind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svg:x1="39.257cm" svg:y1="15.984cm" svg:x2="41.726cm" svg:y2="15.115cm" draw:start-shape="id28" draw:start-glue-point="1" draw:end-shape="id30" draw:end-glue-point="3" svg:d="m39257 15984h1234v-869h1235">
          <text:p/>
        </draw:connector>
        <draw:connector draw:style-name="gr18" draw:text-style-name="P1" draw:layer="layout" svg:x1="39.149cm" svg:y1="18.716cm" svg:x2="41.726cm" svg:y2="18.816cm" draw:start-shape="id29" draw:start-glue-point="1" draw:end-shape="id31" draw:end-glue-point="3" svg:d="m39149 18716h1288v100h1289">
          <text:p/>
        </draw:connector>
        <draw:custom-shape draw:style-name="gr8" draw:text-style-name="P1" draw:layer="layout" svg:width="0.127cm" svg:height="0.127cm" svg:x="11.588cm" svg:y="2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27cm" svg:height="0.127cm" svg:x="11.389cm" svg:y="2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33" draw:layer="layout" svg:width="0.127cm" svg:height="0.127cm" svg:x="15.89cm" svg:y="15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3.259cm" svg:y1="15.323cm" svg:x2="15.908cm" svg:y2="15.282cm" draw:start-shape="id32" draw:start-glue-point="1" draw:end-shape="id33" draw:end-glue-point="5" svg:d="m3259 15323h6327v-41h6322">
          <text:p/>
        </draw:connector>
        <draw:connector draw:style-name="gr18" draw:text-style-name="P1" draw:layer="layout" svg:x1="15.953cm" svg:y1="15.264cm" svg:x2="18.983cm" svg:y2="3.962cm" draw:start-shape="id33" draw:start-glue-point="4" draw:end-shape="id10" draw:end-glue-point="3" svg:d="m15953 15264v-11302h3030">
          <text:p/>
        </draw:connector>
        <draw:custom-shape draw:style-name="gr8" draw:text-style-name="P1" draw:id="id34" draw:layer="layout" svg:width="0.127cm" svg:height="0.127cm" svg:x="20.391cm" svg:y="15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6.017cm" svg:y1="15.327cm" svg:x2="20.409cm" svg:y2="15.374cm" draw:start-shape="id33" draw:start-glue-point="10" draw:end-shape="id34" draw:end-glue-point="7" svg:d="m16017 15327h2187v47h2205">
          <text:p/>
        </draw:connector>
        <draw:connector draw:style-name="gr5" draw:text-style-name="P1" draw:layer="layout" svg:x1="20.454cm" svg:y1="15.265cm" svg:x2="23.587cm" svg:y2="7.404cm" draw:start-shape="id34" draw:start-glue-point="4" draw:end-shape="id11" draw:end-glue-point="3" svg:d="m20454 15265v-7861h3133">
          <text:p/>
        </draw:connector>
        <draw:connector draw:style-name="gr18" draw:text-style-name="P1" draw:layer="layout" svg:x1="20.5cm" svg:y1="15.374cm" svg:x2="27.603cm" svg:y2="10.938cm" draw:start-shape="id34" draw:start-glue-point="9" draw:end-shape="id21" draw:end-glue-point="3" svg:d="m20500 15374h3548v-4436h3555">
          <text:p/>
        </draw:connector>
        <draw:custom-shape draw:style-name="gr8" draw:text-style-name="P1" draw:layer="layout" svg:width="0.127cm" svg:height="0.127cm" svg:x="22.391cm" svg:y="3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27cm" svg:height="0.127cm" svg:x="27.292cm" svg:y="3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127cm" svg:height="0.127cm" svg:x="26.793cm" svg:y="7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26" draw:layer="layout" svg:width="0.127cm" svg:height="0.127cm" svg:x="34.994cm" svg:y="6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35" draw:layer="layout" svg:width="0.127cm" svg:height="0.127cm" svg:x="35.895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svg:x1="36.022cm" svg:y1="10.932cm" svg:x2="41.894cm" svg:y2="10.271cm" draw:start-shape="id35" draw:start-glue-point="10" draw:end-shape="id36" draw:end-glue-point="3" svg:d="m36022 10932h2924v-661h2948">
          <text:p/>
        </draw:connector>
        <draw:connector draw:style-name="gr5" draw:text-style-name="P1" draw:layer="layout" svg:x1="34.923cm" svg:y1="10.933cm" svg:x2="35.895cm" svg:y2="10.932cm" draw:start-shape="id37" draw:start-glue-point="10" draw:end-shape="id35" draw:end-glue-point="6" svg:d="m34923 10933h486v-1h486">
          <text:p/>
        </draw:connector>
        <draw:connector draw:style-name="gr18" draw:text-style-name="P1" draw:layer="layout" svg:x1="35.958cm" svg:y1="10.996cm" svg:x2="37.506cm" svg:y2="12.161cm" draw:start-shape="id35" draw:start-glue-point="8" draw:end-shape="id24" svg:d="m35958 10996v1165h1548">
          <text:p/>
        </draw:connector>
        <draw:custom-shape draw:style-name="gr8" draw:text-style-name="P1" draw:id="id37" draw:layer="layout" svg:width="0.127cm" svg:height="0.127cm" svg:x="34.796cm" svg:y="10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svg:x1="34.859cm" svg:y1="10.997cm" svg:x2="36.702cm" svg:y2="13.759cm" draw:start-shape="id37" draw:start-glue-point="8" draw:end-shape="id27" draw:end-glue-point="3" svg:d="m34859 10997v2762h1843">
          <text:p/>
        </draw:connector>
        <draw:connector draw:style-name="gr5" draw:text-style-name="P1" draw:layer="layout" svg:x1="30.226cm" svg:y1="10.938cm" svg:x2="34.796cm" svg:y2="10.933cm" draw:start-shape="id21" draw:start-glue-point="1" draw:end-shape="id37" draw:end-glue-point="6" svg:d="m30226 10938h2296v-5h2274">
          <text:p/>
        </draw:connector>
        <draw:custom-shape draw:style-name="gr8" draw:text-style-name="P1" draw:id="id14" draw:layer="layout" svg:width="0.127cm" svg:height="0.127cm" svg:x="25.097cm" svg:y="10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svg:x1="25.115cm" svg:y1="10.98cm" svg:x2="36.587cm" svg:y2="15.984cm" draw:start-shape="id14" draw:start-glue-point="7" draw:end-shape="id28" draw:end-glue-point="3" svg:d="m25115 10980v5004h11472">
          <text:p/>
        </draw:connector>
        <draw:connector draw:style-name="gr18" draw:text-style-name="P1" draw:layer="layout" svg:x1="25.224cm" svg:y1="10.934cm" svg:x2="27.603cm" svg:y2="10.938cm" draw:start-shape="id14" draw:start-glue-point="10" draw:end-shape="id21" draw:end-glue-point="3" svg:d="m25224 10934h1177v4h1202">
          <text:p/>
        </draw:connector>
        <draw:custom-shape draw:style-name="gr2" draw:text-style-name="P3" draw:id="id38" draw:layer="layout" svg:width="2.159cm" svg:height="1.257cm" svg:x="1.101cm" svg:y="16.834cm">
          <text:p text:style-name="P1"><text:span text:style-name="T2">Ellipt., </text:span></text:p>
          <text:p text:style-name="P1"><text:span text:style-name="T2">P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draw:line-skew="12.769cm" svg:x1="3.26cm" svg:y1="17.462cm" svg:x2="36.702cm" svg:y2="13.759cm" draw:start-shape="id38" draw:start-glue-point="1" draw:end-shape="id27" draw:end-glue-point="3" svg:d="m3260 17462h29490v-3703h3952">
          <text:p/>
        </draw:connector>
        <draw:connector draw:style-name="gr19" draw:text-style-name="P1" draw:layer="layout" draw:type="lines" svg:x1="17.796cm" svg:y1="3.968cm" svg:x2="17.759cm" svg:y2="7.386cm" svg:d="m17796 3968v0l-37 3418v0">
          <text:p/>
        </draw:connector>
        <draw:connector draw:style-name="gr19" draw:text-style-name="P1" draw:layer="layout" draw:type="lines" svg:x1="18.197cm" svg:y1="3.968cm" svg:x2="18.264cm" svg:y2="10.914cm" svg:d="m18197 3968v0l67 6946v0">
          <text:p/>
        </draw:connector>
        <draw:frame draw:style-name="gr20" draw:text-style-name="P12" draw:layer="layout" svg:width="2.902cm" svg:height="0.645cm" draw:transform="rotate (1.5707963267946) translate (17.601cm 7.476cm)">
          <draw:text-box>
            <text:p><text:span text:style-name="T12">Select a subset</text:span></text:p>
          </draw:text-box>
        </draw:frame>
        <draw:custom-shape draw:style-name="gr9" draw:text-style-name="P4" draw:id="id39" draw:layer="layout" svg:width="6.096cm" svg:height="1.822cm" svg:x="41.726cm" svg:y="16.015cm">
          <text:p text:style-name="P1"><text:span text:style-name="T3">Radial profile of</text:span></text:p>
          <text:p text:style-name="P1"><text:span text:style-name="T3">SEDs and </text:span></text:p>
          <text:p text:style-name="P1"><text:span text:style-name="T3">Stellar weigh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svg:x1="39.257cm" svg:y1="15.984cm" svg:x2="41.726cm" svg:y2="16.926cm" draw:start-shape="id28" draw:start-glue-point="1" draw:end-shape="id39" draw:end-glue-point="3" svg:d="m39257 15984h1234v942h1235">
          <text:p/>
        </draw:connector>
      </draw:page>
      <draw:page draw:name="page2" draw:style-name="dp1" draw:master-page-name="Default">
        <draw:custom-shape draw:style-name="gr2" draw:text-style-name="P3" draw:id="id53" draw:layer="layout" svg:width="2.413cm" svg:height="1.778cm" svg:x="2.143cm" svg:y="4.567cm">
          <text:p text:style-name="P3"><text:span text:style-name="T2">Stellar library</text:span></text:p>
          <text:p text:style-name="P3"><text:span text:style-name="T2">(parameter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id="id44" draw:layer="layout" svg:width="4.659cm" svg:height="1.697cm" svg:x="8.235cm" svg:y="2.424cm">
          <text:p text:style-name="P3"><text:span text:style-name="T2">COMPOSITE</text:span></text:p>
          <text:p text:style-name="P3"><text:span text:style-name="T2">STELLAR POP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id="id49" draw:layer="layout" svg:width="3.367cm" svg:height="1.601cm" svg:x="21.274cm" svg:y="11.406cm">
          <text:p text:style-name="P3"><text:span text:style-name="T3">EMISSION LINE </text:span></text:p>
          <text:p text:style-name="P3"><text:span text:style-name="T3">ANALYSI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51" draw:layer="layout" svg:width="5.713cm" svg:height="1.778cm" svg:x="1.129cm" svg:y="11.279cm">
          <text:p text:style-name="P3"><text:span text:style-name="T2">Emission lines</text:span></text:p>
          <text:p text:style-name="P3"><text:span text:style-name="T2">Fluxes and 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40" draw:layer="layout" svg:width="2.538cm" svg:height="0.816cm" svg:x="2.399cm" svg:y="14.535cm">
          <text:p text:style-name="P3"><text:span text:style-name="T2">Images</text:span></text:p>
          <draw:enhanced-geometry svg:viewBox="0 0 21600 21600" draw:path-stretchpoint-x="10800" draw:path-stretchpoint-y="10800" draw:text-areas="?f3 ?f4 ?f5 ?f6" draw:type="round-rectangle" draw:modifiers="4055.311973018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42" draw:layer="layout" svg:width="3.408cm" svg:height="0.816cm" svg:x="2.037cm" svg:y="17.129cm">
          <text:p text:style-name="P3"><text:span text:style-name="T2">Stellar kinematics</text:span></text:p>
          <draw:enhanced-geometry svg:viewBox="0 0 21600 21600" draw:path-stretchpoint-x="10800" draw:path-stretchpoint-y="10800" draw:text-areas="?f3 ?f4 ?f5 ?f6" draw:type="round-rectangle" draw:modifiers="4055.311973018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id="id41" draw:layer="layout" svg:width="4.823cm" svg:height="1.016cm" svg:x="28.2cm" svg:y="15.481cm">
          <text:p text:style-name="P3"><text:span text:style-name="T2">DYNAMICAL ANALYSI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937cm" svg:y1="14.943cm" svg:x2="28.2cm" svg:y2="15.989cm" draw:start-shape="id40" draw:start-glue-point="1" draw:end-shape="id41" draw:end-glue-point="3" svg:d="m4937 14943h11632v1046h11631">
          <text:p/>
        </draw:connector>
        <draw:connector draw:style-name="gr4" draw:text-style-name="P1" draw:layer="layout" draw:line-skew="-0.342cm" svg:x1="5.445cm" svg:y1="17.537cm" svg:x2="28.2cm" svg:y2="15.989cm" draw:start-shape="id42" draw:start-glue-point="1" draw:end-shape="id41" draw:end-glue-point="3" svg:d="m5445 17537h11036v-1548h11719">
          <text:p/>
        </draw:connector>
        <draw:custom-shape draw:style-name="gr21" draw:text-style-name="P4" draw:id="id54" draw:layer="layout" svg:width="4.699cm" svg:height="1.016cm" svg:x="1.127cm" svg:y="7.604cm">
          <text:p text:style-name="P4"><text:span text:style-name="T3">Absorption line ind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id="id43" draw:layer="layout" svg:width="4.78cm" svg:height="2.032cm" svg:x="1.173cm" svg:y="1.802cm">
          <text:p text:style-name="P4"><text:span text:style-name="T3">Template fitting (SED)</text:span></text:p>
          <text:p text:style-name="P4"><text:span text:style-name="T3">Stellar weights</text:span></text:p>
          <text:p text:style-name="P4"><text:span text:style-name="T3">(2D maps or radial bin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5.953cm" svg:y1="2.818cm" svg:x2="8.235cm" svg:y2="3.272cm" draw:start-shape="id43" draw:start-glue-point="1" draw:end-shape="id44" draw:end-glue-point="3" svg:d="m5953 2818h1141v454h1141">
          <text:p/>
        </draw:connector>
        <draw:custom-shape draw:style-name="gr9" draw:text-style-name="P4" draw:id="id46" draw:layer="layout" svg:width="6.096cm" svg:height="2.032cm" svg:x="37.886cm" svg:y="2.309cm">
          <text:p text:style-name="P4"><text:span text:style-name="T3">Composite Stellar Population</text:span></text:p>
          <text:p text:style-name="P4"><text:span text:style-name="T3">Age,[Z/H], ([</text:span><text:span text:style-name="T5">a</text:span><text:span text:style-name="T3">/Fe]?)</text:span></text:p>
          <text:p text:style-name="P4"><text:span text:style-name="T3">2D maps and radial b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id="id58" draw:layer="layout" svg:width="6.096cm" svg:height="1.875cm" svg:x="37.829cm" svg:y="7.18cm">
          <text:p text:style-name="P4"><text:span text:style-name="T3">Simple Stellar Population</text:span></text:p>
          <text:p text:style-name="P4"><text:span text:style-name="T3">Age,[Z/H], [</text:span><text:span text:style-name="T5">a</text:span><text:span text:style-name="T3">/Fe]</text:span></text:p>
          <text:p text:style-name="P4"><text:span text:style-name="T3">2D maps and radial b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4.017cm" svg:y1="3.327cm" svg:x2="37.886cm" svg:y2="3.325cm" draw:start-shape="id45" draw:start-glue-point="10" draw:end-shape="id46" draw:end-glue-point="3" svg:d="m14017 3327h11923v-2h11946">
          <text:p/>
        </draw:connector>
        <draw:custom-shape draw:style-name="gr9" draw:text-style-name="P4" draw:id="id48" draw:layer="layout" svg:width="6.096cm" svg:height="1.419cm" svg:x="37.855cm" svg:y="4.58cm">
          <text:p text:style-name="P4"><text:span text:style-name="T3">Composite Stellar Population</text:span></text:p>
          <text:p text:style-name="P4"><text:span text:style-name="T3">radial gradi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9.542cm" svg:y1="5.296cm" svg:x2="37.855cm" svg:y2="5.289cm" draw:start-shape="id47" draw:start-glue-point="1" draw:end-shape="id48" draw:end-glue-point="3" svg:d="m19542 5296h9156v-7h9157">
          <text:p/>
        </draw:connector>
        <draw:custom-shape draw:style-name="gr3" draw:text-style-name="P3" draw:id="id47" draw:layer="layout" svg:width="4.286cm" svg:height="1.135cm" svg:x="15.256cm" svg:y="4.729cm">
          <text:p text:style-name="P3"><text:span text:style-name="T2">RADIAL GRADIENT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id="id50" draw:layer="layout" svg:width="6.096cm" svg:height="2.032cm" svg:x="37.829cm" svg:y="11.233cm">
          <text:p text:style-name="P4"><text:span text:style-name="T3">Gas metallicity</text:span></text:p>
          <text:p text:style-name="P4"><text:span text:style-name="T3">Ems line classification</text:span></text:p>
          <text:p text:style-name="P4"><text:span text:style-name="T3">BPT Diagrams</text:span></text:p>
          <text:p text:style-name="P4"><text:span text:style-name="T3">Star Formation R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24.641cm" svg:y1="12.206cm" svg:x2="37.829cm" svg:y2="12.249cm" draw:start-shape="id49" draw:start-glue-point="1" draw:end-shape="id50" draw:end-glue-point="3" svg:d="m24641 12206h6594v43h6594">
          <text:p/>
        </draw:connector>
        <draw:connector draw:style-name="gr6" draw:text-style-name="P1" draw:layer="layout" svg:x1="13.908cm" svg:y1="3.373cm" svg:x2="15.256cm" svg:y2="5.296cm" draw:start-shape="id45" draw:start-glue-point="7" draw:end-shape="id47" draw:end-glue-point="3" svg:d="m13908 3373v1923h1348">
          <text:p/>
        </draw:connector>
        <draw:custom-shape draw:style-name="gr8" draw:text-style-name="P1" draw:id="id45" draw:layer="layout" svg:width="0.127cm" svg:height="0.127cm" svg:x="13.89cm" svg:y="3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6.842cm" svg:y1="12.168cm" svg:x2="21.274cm" svg:y2="12.206cm" draw:start-shape="id51" draw:start-glue-point="1" draw:end-shape="id49" draw:end-glue-point="3" svg:d="m6842 12168h7216v38h7216">
          <text:p/>
        </draw:connector>
        <draw:custom-shape draw:style-name="gr9" draw:text-style-name="P4" draw:id="id52" draw:layer="layout" svg:width="6.096cm" svg:height="3.034cm" svg:x="37.702cm" svg:y="14.722cm">
          <text:p text:style-name="P4"><text:span text:style-name="T3">Dynamic M/L ratio</text:span></text:p>
          <text:p text:style-name="P4"><text:span text:style-name="T3">Radial velocity model</text:span></text:p>
          <text:p text:style-name="P4"><text:span text:style-name="T3">Vrms model</text:span></text:p>
          <text:p text:style-name="P4"><text:span text:style-name="T3">Dark matter cont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33.023cm" svg:y1="15.989cm" svg:x2="37.702cm" svg:y2="16.239cm" draw:start-shape="id41" draw:start-glue-point="1" draw:end-shape="id52" draw:end-glue-point="3" svg:d="m33023 15989h2339v250h2340">
          <text:p/>
        </draw:connector>
        <draw:custom-shape draw:style-name="gr12" draw:text-style-name="P1" draw:layer="layout" svg:width="12.309cm" svg:height="18.753cm" svg:x="7.487cm" svg:y="1.043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2.297cm" svg:height="0.725cm" svg:x="11.925cm" svg:y="1.297cm">
          <draw:text-box>
            <text:p text:style-name="P5"><text:span text:style-name="T6">BLOCK 7</text:span></text:p>
          </draw:text-box>
        </draw:frame>
        <draw:custom-shape draw:style-name="gr14" draw:text-style-name="P1" draw:layer="layout" svg:width="5.831cm" svg:height="18.796cm" svg:x="20.08cm" svg:y="1cm">
          <text:p/>
          <draw:enhanced-geometry svg:viewBox="0 0 21600 21600" draw:type="rectangle" draw:enhanced-path="M 0 0 L 21600 0 21600 21600 0 21600 0 0 Z N"/>
        </draw:custom-shape>
        <draw:frame draw:style-name="gr22" draw:text-style-name="P8" draw:layer="layout" svg:width="2.297cm" svg:height="0.725cm" svg:x="29.709cm" svg:y="1.037cm">
          <draw:text-box>
            <text:p text:style-name="P8"><text:span text:style-name="T9">BLOCK 9</text:span></text:p>
          </draw:text-box>
        </draw:frame>
        <draw:custom-shape draw:style-name="gr15" draw:text-style-name="P1" draw:layer="layout" svg:width="8.382cm" svg:height="18.825cm" svg:x="26.419cm" svg:y="0.971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2.297cm" svg:height="0.725cm" svg:x="22.049cm" svg:y="1.037cm">
          <draw:text-box>
            <text:p text:style-name="P7"><text:span text:style-name="T8">BLOCK 8</text:span></text:p>
          </draw:text-box>
        </draw:frame>
        <draw:connector draw:style-name="gr5" draw:text-style-name="P1" draw:layer="layout" svg:x1="12.894cm" svg:y1="3.272cm" svg:x2="13.89cm" svg:y2="3.327cm" draw:start-shape="id44" draw:start-glue-point="1" draw:end-shape="id45" draw:end-glue-point="6" svg:d="m12894 3272h509v55h487">
          <text:p/>
        </draw:connector>
        <draw:connector draw:style-name="gr18" draw:text-style-name="P1" draw:layer="layout" draw:line-skew="0.701cm" svg:x1="4.556cm" svg:y1="5.456cm" svg:x2="8.235cm" svg:y2="3.272cm" draw:start-shape="id53" draw:start-glue-point="1" draw:end-shape="id44" draw:end-glue-point="3" svg:d="m4556 5456h2540v-2184h1139">
          <text:p/>
        </draw:connector>
        <draw:custom-shape draw:style-name="gr3" draw:text-style-name="P3" draw:id="id55" draw:layer="layout" svg:width="4.659cm" svg:height="1.697cm" svg:x="8.236cm" svg:y="7.225cm">
          <text:p text:style-name="P3"><text:span text:style-name="T2">SIMPLE</text:span></text:p>
          <text:p text:style-name="P3"><text:span text:style-name="T2">STELLAR POP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" draw:layer="layout" svg:x1="5.826cm" svg:y1="8.112cm" svg:x2="8.236cm" svg:y2="8.073cm" draw:start-shape="id54" draw:start-glue-point="1" draw:end-shape="id55" draw:end-glue-point="3" svg:d="m5826 8112h1205v-39h1205">
          <text:p/>
        </draw:connector>
        <draw:custom-shape draw:style-name="gr3" draw:text-style-name="P3" draw:id="id57" draw:layer="layout" svg:width="4.286cm" svg:height="1.135cm" svg:x="15.256cm" svg:y="9.43cm">
          <text:p text:style-name="P3"><text:span text:style-name="T2">RADIAL GRADIENTS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id="id56" draw:layer="layout" svg:width="0.127cm" svg:height="0.127cm" svg:x="13.991cm" svg:y="8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2.895cm" svg:y1="8.073cm" svg:x2="14.009cm" svg:y2="8.083cm" draw:start-shape="id55" draw:start-glue-point="1" draw:end-shape="id56" draw:end-glue-point="5" svg:d="m12895 8073h559v10h555">
          <text:p/>
        </draw:connector>
        <draw:connector draw:style-name="gr18" draw:text-style-name="P1" draw:layer="layout" svg:x1="14.118cm" svg:y1="8.128cm" svg:x2="15.256cm" svg:y2="9.997cm" draw:start-shape="id56" draw:start-glue-point="10" draw:end-shape="id57" draw:end-glue-point="3" svg:d="m14118 8128h557v1869h581">
          <text:p/>
        </draw:connector>
        <draw:connector draw:style-name="gr18" draw:text-style-name="P1" draw:layer="layout" svg:x1="14.118cm" svg:y1="8.128cm" svg:x2="37.829cm" svg:y2="8.117cm" draw:start-shape="id56" draw:start-glue-point="10" draw:end-shape="id58" svg:d="m14118 8128h11844v-11h11867">
          <text:p/>
        </draw:connector>
        <draw:custom-shape draw:style-name="gr9" draw:text-style-name="P4" draw:id="id59" draw:layer="layout" svg:width="6.096cm" svg:height="1.419cm" svg:x="37.855cm" svg:y="9.281cm">
          <text:p text:style-name="P4"><text:span text:style-name="T3">Simple Stellar Population</text:span></text:p>
          <text:p text:style-name="P4"><text:span text:style-name="T3">radial gradi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svg:x1="19.842cm" svg:y1="9.997cm" svg:x2="37.855cm" svg:y2="9.99cm" draw:end-shape="id59" draw:end-glue-point="3" svg:d="m19842 9997h8744v-7h9269">
          <text:p/>
        </draw:connector>
        <draw:frame draw:style-name="gr10" draw:text-style-name="P10" draw:layer="layout" svg:width="2.056cm" svg:height="0.725cm" svg:x="2.4cm" svg:y="1.038cm">
          <draw:text-box>
            <text:p><text:span text:style-name="T3">INPUTS</text:span></text:p>
          </draw:text-box>
        </draw:frame>
        <draw:frame draw:style-name="gr11" draw:text-style-name="P10" draw:layer="layout" svg:width="9.017cm" svg:height="0.725cm" svg:x="36.433cm" svg:y="1.171cm">
          <draw:text-box>
            <text:p><text:span text:style-name="T3">MODEL DEPENDENT <text:s/>DATA PRODUC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solid" draw:fill-color="#cfe7e5" draw:fill-gradient-name="Gradient_20_7" draw:fill-hatch-name="Hatch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odovico Coccato</meta:initial-creator>
    <meta:creation-date>2013-09-11T11:56:53</meta:creation-date>
    <dc:date>2014-01-09T14:55:51</dc:date>
    <dc:creator>Lodovico Coccato</dc:creator>
    <meta:editing-duration>PT04H22M47S</meta:editing-duration>
    <meta:editing-cycles>41</meta:editing-cycles>
    <meta:generator>OpenOffice.org/3.2$Linux OpenOffice.org_project/320m12$Build-9483</meta:generator>
    <meta:document-statistic meta:object-count="153"/>
  </office:meta>
</office:document-meta>
</file>